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6427 - process. 09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13299 - mens. 09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6436 - process. 10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13313 - mens. 10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NF 6445 - process. 1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2-05" calcext:value-type="date">
            <text:p>05/12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1-30" calcext:value-type="date">
            <text:p>30/11/2025</text:p>
          </table:table-cell>
          <table:table-cell table:style-name="ce39" office:value-type="string" calcext:value-type="string">
            <text:p>NF 13327 - mens. 1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2-05" calcext:value-type="date">
            <text:p>05/12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NF 6454 - process. 1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6-03-02" calcext:value-type="date">
            <text:p>02/03/2026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2-31" calcext:value-type="date">
            <text:p>31/12/2025</text:p>
          </table:table-cell>
          <table:table-cell table:style-name="ce39" office:value-type="string" calcext:value-type="string">
            <text:p>NF 13341 - mens. 1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6-03-02" calcext:value-type="date">
            <text:p>02/03/2026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39" office:value-type="string" calcext:value-type="string">
            <text:p>NF 6463 - process. 01/2026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6-03-02" calcext:value-type="date">
            <text:p>02/03/2026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1-31" calcext:value-type="date">
            <text:p>31/01/2026</text:p>
          </table:table-cell>
          <table:table-cell table:style-name="ce39" office:value-type="string" calcext:value-type="string">
            <text:p>NF 13355 - mens. 01/2026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6-03-02" calcext:value-type="date">
            <text:p>02/03/2026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2-28" calcext:value-type="date">
            <text:p>28/02/2026</text:p>
          </table:table-cell>
          <table:table-cell table:style-name="ce39" office:value-type="string" calcext:value-type="string">
            <text:p>NF 6472 - process. 02/2026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6]-[.F16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6-02-28" calcext:value-type="date">
            <text:p>28/02/2026</text:p>
          </table:table-cell>
          <table:table-cell table:style-name="ce39" office:value-type="string" calcext:value-type="string">
            <text:p>NF 13369 - mens. 02/2026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7]-[.F17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7])" office:value-type="float" office:value="2830" calcext:value-type="float">
            <text:p>2.83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38:38.91152430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38:38.91782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45:27</meta:creation-date>
    <dc:date>2026-03-03T08:39:21.605655300</dc:date>
    <dc:language>pt-PT</dc:language>
    <meta:editing-cycles>778</meta:editing-cycles>
    <meta:editing-duration>P2DT7H29M45S</meta:editing-duration>
    <meta:print-date>2025-01-10T10:51:14.964000000</meta:print-date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